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ServiceFactoryBeanTests.conversionServiceIn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FactoryBeanTests.doTestConversionServiceInApplicationContext( String fileName , Class &lt; ? &gt; resour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sionServiceFactoryBeanTests.convert( @ Nullable Object source ,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FactoryBeanTests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ConstructorArgument.ComplexConstructorArgument( Map &lt; String , Class &lt; ? &gt;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sionServiceFactoryBeanTests.createDefaultConversionServiceWithInvalidSupp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sionServiceFactoryBeanTests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FactoryBeanTests.createDefaul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sionServiceFactoryBeanTests.createDefaultConversionServiceWithSupp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versionServiceFactoryBeanTests.conversionServiceInApplicationContextWithResourceOverri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FactoryBeanTests.getConvert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